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paragraph-properties fo:break-before="page"/>
      <style:text-properties officeooo:paragraph-rsid="00270bc4"/>
    </style:style>
    <style:style style:name="P6" style:family="paragraph" style:parent-style-name="Heading_20_2">
      <style:text-properties style:font-name="Liberation Serif" fo:font-size="14pt" style:font-size-asian="14pt" style:font-size-complex="14pt"/>
    </style:style>
    <style:style style:name="P7" style:family="paragraph" style:parent-style-name="Heading_20_2">
      <style:paragraph-properties fo:line-height="100%"/>
      <style:text-properties style:font-name="Liberation Serif" fo:font-size="14pt" officeooo:paragraph-rsid="002d5c03" style:font-size-asian="14pt" style:font-size-complex="14pt"/>
    </style:style>
    <style:style style:name="P8" style:family="paragraph" style:parent-style-name="Heading_20_2">
      <style:text-properties style:font-name="Liberation Serif" fo:font-size="14pt" officeooo:paragraph-rsid="0033cc9d" style:font-size-asian="14pt" style:font-size-complex="14pt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2">
      <style:paragraph-properties fo:margin-top="0.201cm" fo:margin-bottom="0.201cm" loext:contextual-spacing="false"/>
      <style:text-properties fo:font-size="14pt" style:font-size-asian="14pt" style:font-size-complex="14pt"/>
    </style:style>
    <style:style style:name="P11" style:family="paragraph" style:parent-style-name="Standard" style:list-style-name="L1">
      <style:text-properties officeooo:rsid="000f2c8b" officeooo:paragraph-rsid="000f2c8b"/>
    </style:style>
    <style:style style:name="P12" style:family="paragraph" style:parent-style-name="Standard" style:list-style-name="L2">
      <style:text-properties officeooo:rsid="000f2c8b" officeooo:paragraph-rsid="000f2c8b"/>
    </style:style>
    <style:style style:name="P13" style:family="paragraph" style:parent-style-name="Standard" style:list-style-name="L1">
      <style:text-properties officeooo:paragraph-rsid="000f2c8b"/>
    </style:style>
    <style:style style:name="P14" style:family="paragraph" style:parent-style-name="Standard">
      <style:text-properties officeooo:paragraph-rsid="000f2c8b"/>
    </style:style>
    <style:style style:name="P15" style:family="paragraph" style:parent-style-name="Standard">
      <style:text-properties fo:font-style="italic" officeooo:rsid="000f2c8b" officeooo:paragraph-rsid="000f2c8b" style:font-style-asian="italic" style:font-style-complex="italic"/>
    </style:style>
    <style:style style:name="P16" style:family="paragraph" style:parent-style-name="Standard">
      <style:text-properties fo:font-style="italic" fo:font-weight="bold" officeooo:rsid="000f2c8b" officeooo:paragraph-rsid="000f2c8b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normal" officeooo:rsid="00126100" officeooo:paragraph-rsid="00126100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none" fo:font-weight="bold" officeooo:rsid="00126100" officeooo:paragraph-rsid="00126100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weight="bold" officeooo:rsid="000f2c8b" officeooo:paragraph-rsid="000f2c8b" style:font-weight-asian="bold" style:font-weight-complex="bold"/>
    </style:style>
    <style:style style:name="P20" style:family="paragraph" style:parent-style-name="Standard" style:list-style-name="L3">
      <style:text-properties fo:font-weight="bold" officeooo:rsid="000f2c8b" officeooo:paragraph-rsid="000f2c8b" style:font-weight-asian="bold" style:font-weight-complex="bold"/>
    </style:style>
    <style:style style:name="P21" style:family="paragraph" style:parent-style-name="Standard">
      <style:text-properties fo:font-weight="bold" officeooo:rsid="0011206b" officeooo:paragraph-rsid="0011206b" style:font-weight-asian="bold" style:font-weight-complex="bold"/>
    </style:style>
    <style:style style:name="P22" style:family="paragraph" style:parent-style-name="Standard">
      <style:text-properties fo:font-weight="bold" officeooo:rsid="00126100" officeooo:paragraph-rsid="00126100" style:font-weight-asian="bold" style:font-weight-complex="bold"/>
    </style:style>
    <style:style style:name="P23" style:family="paragraph" style:parent-style-name="Standard">
      <style:text-properties fo:font-weight="bold" officeooo:rsid="0025f1bf" officeooo:paragraph-rsid="0025f1bf" style:font-weight-asian="bold" style:font-weight-complex="bold"/>
    </style:style>
    <style:style style:name="P24" style:family="paragraph" style:parent-style-name="Standard">
      <style:text-properties officeooo:paragraph-rsid="0013bf1a"/>
    </style:style>
    <style:style style:name="P25" style:family="paragraph" style:parent-style-name="Standard">
      <loext:graphic-properties draw:fill="none"/>
      <style:paragraph-properties fo:background-color="transparent"/>
      <style:text-properties officeooo:rsid="0022aada" officeooo:paragraph-rsid="0022aada"/>
    </style:style>
    <style:style style:name="P26" style:family="paragraph" style:parent-style-name="Standard">
      <style:text-properties officeooo:paragraph-rsid="0023ede5"/>
    </style:style>
    <style:style style:name="P27" style:family="paragraph" style:parent-style-name="Standard" style:list-style-name="L8">
      <style:text-properties officeooo:paragraph-rsid="0023ede5"/>
    </style:style>
    <style:style style:name="P28" style:family="paragraph" style:parent-style-name="Standard" style:list-style-name="L8">
      <style:text-properties officeooo:paragraph-rsid="002d5c03"/>
    </style:style>
    <style:style style:name="P29" style:family="paragraph" style:parent-style-name="Standard">
      <style:paragraph-properties fo:text-align="center" style:justify-single-word="false"/>
      <style:text-properties fo:font-size="35pt" fo:font-weight="bold" officeooo:rsid="0023ede5" officeooo:paragraph-rsid="0023ede5" style:font-size-asian="35pt" style:font-weight-asian="bold" style:font-size-complex="35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23ede5" officeooo:paragraph-rsid="0023ede5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end" style:justify-single-word="false"/>
      <style:text-properties fo:font-size="14pt" fo:font-weight="bold" officeooo:rsid="0023ede5" officeooo:paragraph-rsid="0023ede5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font-weight="normal" officeooo:rsid="0023ede5" officeooo:paragraph-rsid="0023ede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end" style:justify-single-word="false"/>
      <style:text-properties fo:font-size="14pt" fo:font-weight="normal" officeooo:rsid="0023ede5" officeooo:paragraph-rsid="0023ede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23ede5" officeooo:paragraph-rsid="0023ede5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20pt" fo:font-weight="bold" officeooo:rsid="002518e3" officeooo:paragraph-rsid="002518e3" style:font-size-asian="20pt" style:font-weight-asian="bold" style:font-size-complex="20pt" style:font-weight-complex="bold"/>
    </style:style>
    <style:style style:name="P36" style:family="paragraph" style:parent-style-name="Standard">
      <style:text-properties officeooo:paragraph-rsid="002814c2"/>
    </style:style>
    <style:style style:name="P37" style:family="paragraph" style:parent-style-name="Standard">
      <style:text-properties officeooo:paragraph-rsid="002d5c03"/>
    </style:style>
    <style:style style:name="P38" style:family="paragraph" style:parent-style-name="Standard" style:list-style-name="L10">
      <style:text-properties officeooo:paragraph-rsid="002d5c03"/>
    </style:style>
    <style:style style:name="P39" style:family="paragraph" style:parent-style-name="Standard" style:list-style-name="L10">
      <loext:graphic-properties draw:fill="none"/>
      <style:paragraph-properties fo:background-color="transparent"/>
      <style:text-properties officeooo:paragraph-rsid="0022aada"/>
    </style:style>
    <style:style style:name="P40" style:family="paragraph" style:parent-style-name="Standard" style:list-style-name="L11">
      <loext:graphic-properties draw:fill="none"/>
      <style:paragraph-properties fo:background-color="transparent"/>
      <style:text-properties officeooo:paragraph-rsid="0022aada"/>
    </style:style>
    <style:style style:name="P41" style:family="paragraph" style:parent-style-name="Standard">
      <style:paragraph-properties fo:break-before="page"/>
      <style:text-properties officeooo:paragraph-rsid="002d5c03"/>
    </style:style>
    <style:style style:name="P42" style:family="paragraph" style:parent-style-name="Text_20_body">
      <style:text-properties officeooo:paragraph-rsid="002814c2"/>
    </style:style>
    <style:style style:name="P43" style:family="paragraph" style:parent-style-name="Text_20_body">
      <style:text-properties officeooo:rsid="002814c2" officeooo:paragraph-rsid="002814c2"/>
    </style:style>
    <style:style style:name="P44" style:family="paragraph" style:parent-style-name="Text_20_body">
      <style:text-properties officeooo:paragraph-rsid="002996af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officeooo:paragraph-rsid="002814c2"/>
    </style:style>
    <style:style style:name="T1" style:family="text">
      <style:text-properties officeooo:rsid="000d86f5"/>
    </style:style>
    <style:style style:name="T2" style:family="text">
      <style:text-properties officeooo:rsid="000f2c8b"/>
    </style:style>
    <style:style style:name="T3" style:family="text">
      <style:text-properties fo:font-style="italic" fo:font-weight="normal" officeooo:rsid="0013bf1a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a33ee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text-underline-style="solid" style:text-underline-width="auto" style:text-underline-color="font-color" officeooo:rsid="000f2c8b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c79cd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3150a6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2c8b" style:font-weight-asian="bold" style:font-weight-complex="bold"/>
    </style:style>
    <style:style style:name="T12" style:family="text">
      <style:text-properties fo:font-weight="bold" officeooo:rsid="002814c2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6100" style:font-weight-asian="normal" style:font-weight-complex="normal"/>
    </style:style>
    <style:style style:name="T15" style:family="text">
      <style:text-properties fo:font-weight="normal" officeooo:rsid="0013bf1a" style:font-weight-asian="normal" style:font-weight-complex="normal"/>
    </style:style>
    <style:style style:name="T16" style:family="text">
      <style:text-properties fo:font-weight="normal" officeooo:rsid="00140edb" style:font-weight-asian="normal" style:font-weight-complex="normal"/>
    </style:style>
    <style:style style:name="T17" style:family="text">
      <style:text-properties fo:font-weight="normal" officeooo:rsid="0015bb46" style:font-weight-asian="normal" style:font-weight-complex="normal"/>
    </style:style>
    <style:style style:name="T18" style:family="text">
      <style:text-properties fo:font-weight="normal" officeooo:rsid="001797ee" style:font-weight-asian="normal" style:font-weight-complex="normal"/>
    </style:style>
    <style:style style:name="T19" style:family="text">
      <style:text-properties fo:font-weight="normal" officeooo:rsid="00183ef6" style:font-weight-asian="normal" style:font-weight-complex="normal"/>
    </style:style>
    <style:style style:name="T20" style:family="text">
      <style:text-properties fo:font-weight="normal" officeooo:rsid="00183f9e" style:font-weight-asian="normal" style:font-weight-complex="normal"/>
    </style:style>
    <style:style style:name="T21" style:family="text">
      <style:text-properties fo:font-weight="normal" officeooo:rsid="001a33ee" style:font-weight-asian="normal" style:font-weight-complex="normal"/>
    </style:style>
    <style:style style:name="T22" style:family="text">
      <style:text-properties fo:font-weight="normal" officeooo:rsid="001bf0d2" style:font-weight-asian="normal" style:font-weight-complex="normal"/>
    </style:style>
    <style:style style:name="T23" style:family="text">
      <style:text-properties fo:font-weight="normal" officeooo:rsid="001f59bb" style:font-weight-asian="normal" style:font-weight-complex="normal"/>
    </style:style>
    <style:style style:name="T24" style:family="text">
      <style:text-properties fo:font-weight="normal" officeooo:rsid="002814c2" style:font-weight-asian="normal" style:font-weight-complex="normal"/>
    </style:style>
    <style:style style:name="T25" style:family="text">
      <style:text-properties fo:font-weight="normal" officeooo:rsid="002c23be" style:font-weight-asian="normal" style:font-weight-complex="normal"/>
    </style:style>
    <style:style style:name="T26" style:family="text">
      <style:text-properties fo:font-weight="normal" officeooo:rsid="00155f95" style:font-weight-asian="normal" style:font-weight-complex="normal"/>
    </style:style>
    <style:style style:name="T27" style:family="text">
      <style:text-properties fo:font-weight="normal" officeooo:rsid="002d5c03" style:font-weight-asian="normal" style:font-weight-complex="normal"/>
    </style:style>
    <style:style style:name="T28" style:family="text">
      <style:text-properties fo:font-weight="normal" officeooo:rsid="001c79cd" style:font-weight-asian="normal" style:font-weight-complex="normal"/>
    </style:style>
    <style:style style:name="T29" style:family="text">
      <style:text-properties fo:font-weight="normal" officeooo:rsid="00325c17" style:font-weight-asian="normal" style:font-weight-complex="normal"/>
    </style:style>
    <style:style style:name="T30" style:family="text">
      <style:text-properties fo:font-weight="normal" officeooo:rsid="00332d2b" style:font-weight-asian="normal" style:font-weight-complex="normal"/>
    </style:style>
    <style:style style:name="T31" style:family="text">
      <style:text-properties fo:font-weight="normal" officeooo:rsid="00334d19" style:font-weight-asian="normal" style:font-weight-complex="normal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1c79cd" style:font-weight-asian="normal" style:font-weight-complex="normal"/>
    </style:style>
    <style:style style:name="T34" style:family="text">
      <style:text-properties style:text-underline-style="none" fo:font-weight="normal" officeooo:rsid="001e1abc" style:font-weight-asian="normal" style:font-weight-complex="normal"/>
    </style:style>
    <style:style style:name="T35" style:family="text">
      <style:text-properties style:text-underline-style="none" fo:font-weight="normal" officeooo:rsid="0022aada" style:font-weight-asian="normal" style:font-weight-complex="normal"/>
    </style:style>
    <style:style style:name="T36" style:family="text">
      <style:text-properties style:text-underline-style="none" fo:font-weight="normal" officeooo:rsid="002d5c03" style:font-weight-asian="normal" style:font-weight-complex="normal"/>
    </style:style>
    <style:style style:name="T37" style:family="text">
      <style:text-properties style:text-underline-style="none" fo:font-weight="normal" officeooo:rsid="001f59bb" style:font-weight-asian="normal" style:font-weight-complex="normal"/>
    </style:style>
    <style:style style:name="T38" style:family="text">
      <style:text-properties style:text-underline-style="none" fo:font-weight="normal" officeooo:rsid="0021282d" style:font-weight-asian="normal" style:font-weight-complex="normal"/>
    </style:style>
    <style:style style:name="T39" style:family="text">
      <style:text-properties officeooo:rsid="002518e3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2518e3" style:font-size-asian="10pt" style:font-size-complex="10pt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font-weight="bold" style:font-weight-asian="bold" style:font-weight-complex="bold"/>
    </style:style>
    <style:style style:name="T44" style:family="text">
      <style:text-properties style:font-name="Liberation Serif" fo:font-weight="bold" officeooo:rsid="00270bc4" style:font-weight-asian="bold" style:font-weight-complex="bold"/>
    </style:style>
    <style:style style:name="T45" style:family="text">
      <style:text-properties style:font-name="Liberation Serif" fo:font-weight="bold" officeooo:rsid="002996af" style:font-weight-asian="bold" style:font-weight-complex="bold"/>
    </style:style>
    <style:style style:name="T46" style:family="text">
      <style:text-properties style:font-name="Liberation Serif" fo:font-size="16pt" style:font-size-asian="16pt" style:font-size-complex="16pt"/>
    </style:style>
    <style:style style:name="T47" style:family="text">
      <style:text-properties style:font-name="Liberation Serif" fo:font-size="16pt" officeooo:rsid="0034142d" style:font-size-asian="16pt" style:font-size-complex="16pt"/>
    </style:style>
    <style:style style:name="T48" style:family="text">
      <style:text-properties style:font-name="Liberation Serif" fo:font-size="16pt" fo:font-weight="bold" officeooo:rsid="0034142d" style:font-name-asian="Noto Sans CJK SC" style:font-size-asian="16pt" style:font-weight-asian="bold" style:font-name-complex="Lohit Devanagari" style:font-size-complex="16pt" style:font-weight-complex="bold"/>
    </style:style>
    <style:style style:name="T49" style:family="text">
      <style:text-properties style:font-name="Liberation Serif" officeooo:rsid="0027c598"/>
    </style:style>
    <style:style style:name="T50" style:family="text">
      <style:text-properties style:font-name="Liberation Serif" officeooo:rsid="00270bc4"/>
    </style:style>
    <style:style style:name="T51" style:family="text">
      <style:text-properties style:font-name="Liberation Serif" officeooo:rsid="002996af"/>
    </style:style>
    <style:style style:name="T52" style:family="text">
      <style:text-properties style:font-name="Liberation Serif" officeooo:rsid="002b6a16"/>
    </style:style>
    <style:style style:name="T53" style:family="text">
      <style:text-properties style:font-name="Liberation Serif" fo:font-size="14pt" style:font-size-asian="14pt" style:font-size-complex="14pt"/>
    </style:style>
    <style:style style:name="T54" style:family="text">
      <style:text-properties officeooo:rsid="00304fe1"/>
    </style:style>
    <style:style style:name="T55" style:family="text">
      <style:text-properties officeooo:rsid="00332d2b"/>
    </style:style>
    <style:style style:name="T56" style:family="text">
      <style:text-properties officeooo:rsid="0034142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5">Конспект по</text:p>
      <text:p text:style-name="P29">Психологи<text:span text:style-name="T39">и</text:span></text:p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/>
      <text:p text:style-name="P31"/>
      <text:p text:style-name="P34">Преподаватель: Воспитанник Ирина Владимировна</text:p>
      <text:p text:style-name="P31"/>
      <text:p text:style-name="P32">2021 <text:span text:style-name="T40">/ </text:span><text:span text:style-name="T41">Бронников Егор ПМ-1901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220_1138615411" text:style-name="Index_20_Link" text:visited-style-name="Index_20_Link">Лекция №1. «Психология как наука» (8.02.2021)<text:tab/>3</text:a></text:p>
          <text:p text:style-name="P2"><text:a xlink:type="simple" xlink:href="#__RefHeading___Toc277_1138615411" text:style-name="Index_20_Link" text:visited-style-name="Index_20_Link">Определение психологии<text:tab/>3</text:a></text:p>
          <text:p text:style-name="P2"><text:a xlink:type="simple" xlink:href="#__RefHeading___Toc279_1138615411" text:style-name="Index_20_Link" text:visited-style-name="Index_20_Link">Объект психологии<text:tab/>3</text:a></text:p>
          <text:p text:style-name="P2"><text:a xlink:type="simple" xlink:href="#__RefHeading___Toc281_1138615411" text:style-name="Index_20_Link" text:visited-style-name="Index_20_Link">Предмет психологии<text:tab/>3</text:a></text:p>
          <text:p text:style-name="P2"><text:a xlink:type="simple" xlink:href="#__RefHeading___Toc283_1138615411" text:style-name="Index_20_Link" text:visited-style-name="Index_20_Link">Психические феномены (предметы)<text:tab/>3</text:a></text:p>
          <text:p text:style-name="P2"><text:a xlink:type="simple" xlink:href="#__RefHeading___Toc285_1138615411" text:style-name="Index_20_Link" text:visited-style-name="Index_20_Link">Задачи психологии<text:tab/>4</text:a></text:p>
          <text:p text:style-name="P2"><text:a xlink:type="simple" xlink:href="#__RefHeading___Toc287_1138615411" text:style-name="Index_20_Link" text:visited-style-name="Index_20_Link">Методы исследования психологии<text:tab/>4</text:a></text:p>
        </text:index-body>
      </text:table-of-content>
      <text:p text:style-name="P23"/>
      <text:h text:style-name="P5" text:outline-level="1"><text:bookmark-start text:name="__RefHeading___Toc220_1138615411"/><text:span text:style-name="T46">Лекция №1. «Психология как наука» (8.0</text:span><text:span text:style-name="T48">2</text:span><text:span text:style-name="T46">.2021)</text:span><text:bookmark-end text:name="__RefHeading___Toc220_1138615411"/></text:h>
      <text:h text:style-name="P6" text:outline-level="2"><text:bookmark-start text:name="__RefHeading___Toc277_1138615411"/>Определение психологии<text:bookmark-end text:name="__RefHeading___Toc277_1138615411"/></text:h>
      <text:p text:style-name="P42"><text:span text:style-name="T44">Психология</text:span><text:span text:style-name="T50"> — «</text:span><text:span text:style-name="T49">учение, слово» </text:span><text:span text:style-name="T50"><text:s/>— это наука, изучающая закономерности возникновения, развития и функционирования психики как особой формы жизнедеятельности.</text:span></text:p>
      <text:p text:style-name="P43"><text:span text:style-name="T44">П</text:span><text:span text:style-name="T43">сихология</text:span><text:span text:style-name="T42"> — наука, изучающая психику человека.</text:span></text:p>
      <text:p text:style-name="P43"><text:span text:style-name="T43">Психика</text:span><text:span text:style-name="T42"> человека есть особое свойство высокоорганизованной материи — свойство мозга. Свойство это заключается в отражении окружающей действительности. Психика неразрывно связана с деятельностью и проявляется в действиях, поступках человека.</text:span></text:p>
      <text:p text:style-name="P44"><text:span text:style-name="T45">Психика</text:span><text:span text:style-name="T51"> — это </text:span><text:span text:style-name="T52">отражение </text:span><text:span text:style-name="T51">субъективн</text:span><text:span text:style-name="T52">ого</text:span><text:span text:style-name="T51"> образ</text:span><text:span text:style-name="T52">а</text:span><text:span text:style-name="T51"> объективного мира.</text:span></text:p>
      <text:p text:style-name="P45"><text:span text:style-name="T12">Объект и субъект психологии:</text:span><text:span text:style-name="T24"> человек </text:span><text:span text:style-name="T31">(как один из вариантов)</text:span></text:p>
      <text:h text:style-name="P7" text:outline-level="2"><text:bookmark-start text:name="__RefHeading___Toc279_1138615411"/>Объект психологии<text:bookmark-end text:name="__RefHeading___Toc279_1138615411"/></text:h>
      <text:p text:style-name="P36"><text:span text:style-name="T25">- п</text:span><text:span text:style-name="T24">сихика во всём её многообразии, в процессе взаимодействия организма и окружающего мира</text:span></text:p>
      <text:h text:style-name="P8" text:outline-level="2"><text:bookmark-start text:name="__RefHeading___Toc281_1138615411"/>Предмет психологии<text:bookmark-end text:name="__RefHeading___Toc281_1138615411"/></text:h>
      <text:p text:style-name="P36"><text:span text:style-name="T25">- з</text:span><text:span text:style-name="T24">акономерности развития и проявления психики</text:span></text:p>
      <text:h text:style-name="Heading_20_2" text:outline-level="2"><text:bookmark-start text:name="__RefHeading___Toc283_1138615411"/><text:span text:style-name="T53">Психические феномены (предметы)</text:span><text:bookmark-end text:name="__RefHeading___Toc283_1138615411"/></text:h>
      <text:p text:style-name="Standard"><text:span text:style-name="T11">1. </text:span><text:span text:style-name="T10">Психические процессы </text:span>— <text:span text:style-name="T1">это психические явления, обеспечивающие первичное отражение и осознание человеком воздействий окружающей среды.</text:span></text:p>
      <text:p text:style-name="P15">Примеры психических процессов:</text:p>
      <text:list xml:id="list1780928869" text:style-name="L1">
        <text:list-item>
          <text:p text:style-name="P13"><text:span text:style-name="T2">ощущения;</text:span></text:p>
        </text:list-item>
        <text:list-item>
          <text:p text:style-name="P11">восприятия;</text:p>
        </text:list-item>
        <text:list-item>
          <text:p text:style-name="P11">память;</text:p>
        </text:list-item>
        <text:list-item>
          <text:p text:style-name="P11">речь;</text:p>
        </text:list-item>
        <text:list-item>
          <text:p text:style-name="P11">воображение;</text:p>
        </text:list-item>
      </text:list>
      <text:p text:style-name="P14"><text:span text:style-name="T11">2. Психические свойства</text:span><text:span text:style-name="T2"> — это наиболее устойчивые и постоянно проявляющиеся особенности личности, обеспечивающие качественно количественный уровень поведения и деятельности, типичный для </text:span><text:span text:style-name="T6">данного человека</text:span><text:span text:style-name="T2">.</text:span></text:p>
      <text:p text:style-name="P15">Примеры психических свойств:</text:p>
      <text:list xml:id="list470306725" text:style-name="L2">
        <text:list-item>
          <text:p text:style-name="P12">характер;</text:p>
        </text:list-item>
        <text:list-item>
          <text:p text:style-name="P12">темперамент;</text:p>
        </text:list-item>
        <text:list-item>
          <text:p text:style-name="P12">направленност<text:span text:style-name="T54">ь</text:span> личности;</text:p>
        </text:list-item>
      </text:list>
      <text:p text:style-name="P19">3. Психические состояния<text:span text:style-name="T13"> —</text:span> <text:span text:style-name="T13">это определённые уровень работоспособности и качества функционирования психики человека, характерные для него в данный момент времени.</text:span></text:p>
      <text:p text:style-name="P16"><text:span text:style-name="T13">Примеры психических состояний:</text:span></text:p>
      <text:list xml:id="list2975837593" text:style-name="L3">
        <text:list-item>
          <text:p text:style-name="P20"><text:span text:style-name="T13">депрессия;</text:span></text:p>
        </text:list-item>
        <text:list-item>
          <text:p text:style-name="P20"><text:span text:style-name="T13">усталость;</text:span></text:p>
        </text:list-item>
        <text:list-item>
          <text:p text:style-name="P20"><text:span text:style-name="T13">апатия;</text:span></text:p>
        </text:list-item>
      </text:list>
      <text:p text:style-name="P21"><text:span text:style-name="T13"/></text:p>
      <text:h text:style-name="P9" text:outline-level="2"><text:bookmark-start text:name="__RefHeading___Toc285_1138615411"/><text:span text:style-name="T53">Задачи психологии</text:span><text:bookmark-end text:name="__RefHeading___Toc285_1138615411"/></text:h>
      <text:p text:style-name="P17">Общая задача:</text:p>
      <text:p text:style-name="P21"><text:span text:style-name="T7">Изучение объективных закономерностей </text:span><text:span text:style-name="T9">формирования, развития и</text:span><text:span text:style-name="T7"> проявления психических явлений и процессов.</text:span></text:p>
      <text:p text:style-name="P21"><text:span text:style-name="T7"/></text:p>
      <text:p text:style-name="P18"><text:span text:style-name="T13">Частные задачи:</text:span></text:p>
      <text:p text:style-name="P21"><text:span text:style-name="T14">1</text:span><text:span text:style-name="T13">. Изучение механизмов психических </text:span><text:span text:style-name="T29">явлений и </text:span><text:span text:style-name="T13">процессов.</text:span></text:p>
      <text:p text:style-name="P21"><text:span text:style-name="T14">2</text:span><text:span text:style-name="T13">. Анализ закономерностей развития психических процессов.</text:span></text:p>
      <text:p text:style-name="P22"><text:span text:style-name="T13">3. Содействие внедрению психологии в практику жизни.</text:span></text:p>
      <text:h text:style-name="P10" text:outline-level="2"><text:bookmark-start text:name="__RefHeading___Toc287_1138615411"/><text:span text:style-name="T42">Методы исследования психологии</text:span><text:bookmark-end text:name="__RefHeading___Toc287_1138615411"/></text:h>
      <text:p text:style-name="P24"><text:span text:style-name="T15">Исаев и Слободчиков </text:span><text:span text:style-name="T30">выделили </text:span><text:span text:style-name="T15">3 группы методов</text:span><text:span text:style-name="T27">.</text:span></text:p>
      <text:p text:style-name="P24"><text:span text:style-name="T15"/></text:p>
      <text:p text:style-name="P26"><text:span text:style-name="T15">1. </text:span><text:span text:style-name="T3">Объективные методы психологии</text:span></text:p>
      <text:list xml:id="list536156235" text:style-name="L8">
        <text:list-item>
          <text:p text:style-name="P27"><text:span text:style-name="T15">общ</text:span><text:span text:style-name="T17">е</text:span><text:span text:style-name="T15">научные методы:</text:span></text:p>
          <text:list>
            <text:list-item>
              <text:p text:style-name="P28"><text:span text:style-name="T15">наблюдение — это преднамеренное, систематическое и целенаправленное восприятие внешнего поведения человека с целью его последующего анализа и объяснения;</text:span></text:p>
              <text:list>
                <text:list-item>
                  <text:p text:style-name="P28"><text:span text:style-name="T15">сплошное наблюдение;</text:span></text:p>
                </text:list-item>
                <text:list-item>
                  <text:p text:style-name="P27"><text:span text:style-name="T15">выборочное наблюдение;</text:span></text:p>
                </text:list-item>
                <text:list-item>
                  <text:p text:style-name="P27"><text:span text:style-name="T15">включённое наблюдение;</text:span></text:p>
                </text:list-item>
              </text:list>
            </text:list-item>
            <text:list-item>
              <text:p text:style-name="P28"><text:span text:style-name="T15">эксперимент — </text:span><text:span text:style-name="T16">это метод, когда сам исследователь изучает вызываемое явления и может изменять условия протекания исследования (математическая обработка результатов)</text:span><text:span text:style-name="T15">;</text:span></text:p>
              <text:list>
                <text:list-item>
                  <text:p text:style-name="P28"><text:span text:style-name="T16">естественный </text:span><text:span text:style-name="T15">эксперимент</text:span><text:span text:style-name="T16"> (в естественных условиях);</text:span></text:p>
                </text:list-item>
                <text:list-item>
                  <text:p text:style-name="P28"><text:span text:style-name="T16">лабораторный </text:span><text:span text:style-name="T15">эксперимент</text:span><text:span text:style-name="T16"> (в специально созданных условиях);</text:span></text:p>
                </text:list-item>
                <text:list-item>
                  <text:p text:style-name="P28"><text:span text:style-name="T16">формирующий </text:span><text:span text:style-name="T15">эксперимент</text:span><text:span text:style-name="T16"> (в специально созданных условиях, когда не человека или группу оказывается психологическое воздействие);</text:span></text:p>
                </text:list-item>
              </text:list>
            </text:list-item>
          </text:list>
        </text:list-item>
        <text:list-item>
          <text:p text:style-name="P28"><text:span text:style-name="T26">конкретно</text:span><text:span text:style-name="T17">-</text:span><text:span text:style-name="T26">научные методы:</text:span></text:p>
          <text:list>
            <text:list-item>
              <text:p text:style-name="P28"><text:span text:style-name="T26">тесты — это фиксированное во времени испытание, которое направленно на установление количественных и качественных индивидуальных психологических различий;</text:span></text:p>
              <text:list>
                <text:list-item>
                  <text:p text:style-name="P28"><text:span text:style-name="T17">тесты достижений;</text:span></text:p>
                </text:list-item>
                <text:list-item>
                  <text:p text:style-name="P28"><text:span text:style-name="T18">тесты способностей;</text:span></text:p>
                </text:list-item>
                <text:list-item>
                  <text:p text:style-name="P28"><text:span text:style-name="T17">тесты профпригодности;</text:span></text:p>
                </text:list-item>
              </text:list>
            </text:list-item>
            <text:list-item>
              <text:p text:style-name="P28"><text:span text:style-name="T26">анализ продуктов деятельности;</text:span></text:p>
              <text:list>
                <text:list-item>
                  <text:p text:style-name="P28"><text:span text:style-name="T18">анализ рисунка (рисуночные тесты);</text:span></text:p>
                </text:list-item>
                <text:list-item>
                  <text:p text:style-name="P28"><text:span text:style-name="T19">анализ почерка (графология);</text:span></text:p>
                </text:list-item>
                <text:list-item>
                  <text:p text:style-name="P28"><text:span text:style-name="T19">контент-анализ (математическое моделирование, частотность возникновения феномена …);</text:span></text:p>
                </text:list-item>
              </text:list>
            </text:list-item>
            <text:list-item>
              <text:p text:style-name="P28"><text:span text:style-name="T26">опрос;</text:span></text:p>
              <text:list>
                <text:list-item>
                  <text:p text:style-name="P28"><text:span text:style-name="T20">беседа (интервью);</text:span></text:p>
                </text:list-item>
                <text:list-item>
                  <text:p text:style-name="P28"><text:span text:style-name="T20">анкетирование;</text:span></text:p>
                </text:list-item>
              </text:list>
            </text:list-item>
          </text:list>
        </text:list-item>
        <text:list-item>
          <text:p text:style-name="P28"><text:span text:style-name="T20">м</text:span><text:span text:style-name="T21">ета-научные методы:</text:span></text:p>
          <text:list>
            <text:list-item>
              <text:p text:style-name="P28"><text:span text:style-name="T21">математическое моделирование;</text:span></text:p>
            </text:list-item>
            <text:list-item>
              <text:p text:style-name="P28"><text:span text:style-name="T21">статистический анализ;</text:span></text:p>
            </text:list-item>
          </text:list>
        </text:list-item>
      </text:list>
      <text:p text:style-name="P37"><text:span text:style-name="T15"/></text:p>
      <text:p text:style-name="P41"><text:span text:style-name="T27">2.</text:span><text:span text:style-name="T15"> </text:span><text:span text:style-name="T4">Методы описательной психологии</text:span></text:p>
      <text:list xml:id="list2896679428" text:style-name="L10">
        <text:list-item>
          <text:p text:style-name="P38"><text:span text:style-name="T23">метод </text:span><text:span text:style-name="T21">и</text:span><text:span text:style-name="T22">нтроспекци</text:span><text:span text:style-name="T23">и</text:span><text:span text:style-name="T22"> - «смотрю внутрь» - <text:s/>самонаблюдение, самоанализ</text:span></text:p>
          <text:list>
            <text:list-item>
              <text:p text:style-name="P38"><text:span text:style-name="T22">самоотчёт (описание человеком самого <text:s/>себя)</text:span></text:p>
              <text:list>
                <text:list-item>
                  <text:p text:style-name="P38"><text:span text:style-name="T22">автобиография;</text:span></text:p>
                </text:list-item>
                <text:list-item>
                  <text:p text:style-name="P38"><text:span text:style-name="T22">личный дневник;</text:span></text:p>
                </text:list-item>
              </text:list>
            </text:list-item>
          </text:list>
        </text:list-item>
        <text:list-item>
          <text:p text:style-name="P38"><text:span text:style-name="T22">эмпатическое слушание — это способность человека понять собеседника, сопереживать ему</text:span></text:p>
        </text:list-item>
        <text:list-item>
          <text:p text:style-name="P38"><text:span text:style-name="T23">метод </text:span><text:span text:style-name="T22">идентификации — это метод понимания другого, мысленно поставить себя на место другого</text:span></text:p>
        </text:list-item>
        <text:list-item>
          <text:p text:style-name="P38"><text:span text:style-name="T28">диалогическая беседа</text:span></text:p>
        </text:list-item>
        <text:list-item>
          <text:p text:style-name="P38"><text:span text:style-name="T8">биографический метод</text:span><text:span text:style-name="T33"> — это способ познания человека, основанный на понимании человека через его историю </text:span><text:span text:style-name="T34">(изучает становление развития личности человека)</text:span></text:p>
        </text:list-item>
        <text:list-item>
          <text:p text:style-name="P38"><text:span text:style-name="T34">м</text:span><text:span text:style-name="T37">етод интуиции — это знание, возникающее без осознания путей и условий его получения</text:span></text:p>
          <text:list>
            <text:list-item>
              <text:p text:style-name="P38"><text:span text:style-name="T38">пример с казино, наш выбор основывается на интуиции;</text:span></text:p>
            </text:list-item>
            <text:list-item>
              <text:p text:style-name="P38"><text:span text:style-name="T38">ЕГЭ;</text:span></text:p>
            </text:list-item>
          </text:list>
        </text:list-item>
        <text:list-item>
          <text:p text:style-name="P38"><text:span text:style-name="T35">интерпретация внутреннего мира другого — основана на использовании субъектом совокупности внутренних психологических средств своего психического опыта — понимание чужой душевной жизни, которое осуществляется в процессе аналогии</text:span></text:p>
        </text:list-item>
        <text:list-item>
          <text:p text:style-name="P39"><text:span text:style-name="T35">герменевтика — искусство и теория истолкования различного рода текстов</text:span></text:p>
        </text:list-item>
      </text:list>
      <text:p text:style-name="P25"><text:span text:style-name="T36">3. </text:span><text:span text:style-name="T5">Методы практической философии</text:span></text:p>
      <text:list xml:id="list721856654" text:style-name="L11">
        <text:list-item>
          <text:p text:style-name="P40"><text:span text:style-name="T35">психологическое консультирование</text:span></text:p>
        </text:list-item>
        <text:list-item>
          <text:p text:style-name="P40"><text:span text:style-name="T35">психологическая коррекция</text:span></text:p>
        </text:list-item>
        <text:list-item>
          <text:p text:style-name="P40"><text:span text:style-name="T35">психотерапия</text:span></text:p>
          <text:list>
            <text:list-item>
              <text:p text:style-name="P40"><text:span text:style-name="T35">клиническая — комплексное воздействие;</text:span></text:p>
            </text:list-item>
            <text:list-item>
              <text:p text:style-name="P40"><text:span text:style-name="T35">личностно-ориентированная — содействие человеку к изменению отношения к окружающему миру;</text:span></text:p>
            </text:list-item>
          </text:list>
        </text:list-item>
        <text:list-item>
          <text:p text:style-name="P40"><text:span text:style-name="T35">психотренинг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02:44.495066794</meta:creation-date>
    <dc:date>2021-02-08T14:57:54.934048477</dc:date>
    <meta:editing-duration>PT1H42M50S</meta:editing-duration>
    <meta:editing-cycles>37</meta:editing-cycles>
    <meta:generator>LibreOffice/6.4.6.2$Linux_X86_64 LibreOffice_project/40$Build-2</meta:generator>
    <meta:document-statistic meta:table-count="0" meta:image-count="0" meta:object-count="0" meta:page-count="5" meta:paragraph-count="97" meta:word-count="576" meta:character-count="4670" meta:non-whitespace-character-count="4222"/>
  </office:meta>
</office:document-meta>
</file>